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84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Log Return 1d</text:p>
          </table:table-cell>
          <table:table-cell office:value-type="string" calcext:value-type="string">
            <text:p>Volatility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LN([.B3]/[.B2])" office:value-type="float" office:value="-0.00359874432477358" calcext:value-type="float">
            <text:p>-0.00359874432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LN([.B4]/[.B3])" office:value-type="float" office:value="-0.00496951553560817" calcext:value-type="float">
            <text:p>-0.004969515535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LN([.B5]/[.B4])" office:value-type="float" office:value="0.00406780221932575" calcext:value-type="float">
            <text:p>0.00406780221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LN([.B6]/[.B5])" office:value-type="float" office:value="0.000450958294000687" calcext:value-type="float">
            <text:p>0.00045095829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LN([.B7]/[.B6])" office:value-type="float" office:value="-0.00225682785926272" calcext:value-type="float">
            <text:p>-0.002256827859263</text:p>
          </table:table-cell>
          <table:table-cell table:formula="of:=COM.MICROSOFT.STDEV.P([.C3:.C7])" office:value-type="float" office:value="0.00321050597482501" calcext:value-type="float">
            <text:p>0.00321050597482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LN([.B8]/[.B7])" office:value-type="float" office:value="0.00450857391314695" calcext:value-type="float">
            <text:p>0.004508573913147</text:p>
          </table:table-cell>
          <table:table-cell table:formula="of:=COM.MICROSOFT.STDEV.P([.C4:.C8])" office:value-type="float" office:value="0.00363918287297029" calcext:value-type="float">
            <text:p>0.00363918287297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LN([.B9]/[.B8])" office:value-type="float" office:value="0.0089566205560116" calcext:value-type="float">
            <text:p>0.008956620556012</text:p>
          </table:table-cell>
          <table:table-cell table:formula="of:=COM.MICROSOFT.STDEV.P([.C5:.C9])" office:value-type="float" office:value="0.00381899031864455" calcext:value-type="float">
            <text:p>0.00381899031864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LN([.B10]/[.B9])" office:value-type="float" office:value="-0.00850687914973543" calcext:value-type="float">
            <text:p>-0.008506879149735</text:p>
          </table:table-cell>
          <table:table-cell table:formula="of:=COM.MICROSOFT.STDEV.P([.C6:.C10])" office:value-type="float" office:value="0.00593673876645366" calcext:value-type="float">
            <text:p>0.005936738766454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LN([.B11]/[.B10])" office:value-type="float" office:value="0.0022456780153959" calcext:value-type="float">
            <text:p>0.002245678015396</text:p>
          </table:table-cell>
          <table:table-cell table:formula="of:=COM.MICROSOFT.STDEV.P([.C7:.C11])" office:value-type="float" office:value="0.00596919987719546" calcext:value-type="float">
            <text:p>0.00596919987719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LN([.B12]/[.B11])" office:value-type="float" office:value="-0.00630065090663284" calcext:value-type="float">
            <text:p>-0.006300650906633</text:p>
          </table:table-cell>
          <table:table-cell table:formula="of:=COM.MICROSOFT.STDEV.P([.C8:.C12])" office:value-type="float" office:value="0.00659535214329691" calcext:value-type="float">
            <text:p>0.006595352143297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LN([.B13]/[.B12])" office:value-type="float" office:value="0.010776934119519" calcext:value-type="float">
            <text:p>0.010776934119519</text:p>
          </table:table-cell>
          <table:table-cell table:formula="of:=COM.MICROSOFT.STDEV.P([.C9:.C13])" office:value-type="float" office:value="0.00778697581259125" calcext:value-type="float">
            <text:p>0.00778697581259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LN([.B14]/[.B13])" office:value-type="float" office:value="-0.000446727726884319" calcext:value-type="float">
            <text:p>-0.000446727726884</text:p>
          </table:table-cell>
          <table:table-cell table:formula="of:=COM.MICROSOFT.STDEV.P([.C10:.C14])" office:value-type="float" office:value="0.00681841756836233" calcext:value-type="float">
            <text:p>0.006818417568362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LN([.B15]/[.B14])" office:value-type="float" office:value="0.0102245834060993" calcext:value-type="float">
            <text:p>0.010224583406099</text:p>
          </table:table-cell>
          <table:table-cell table:formula="of:=COM.MICROSOFT.STDEV.P([.C11:.C15])" office:value-type="float" office:value="0.00649886852469878" calcext:value-type="float">
            <text:p>0.006498868524699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LN([.B16]/[.B15])" office:value-type="float" office:value="0.0326328716701479" calcext:value-type="float">
            <text:p>0.032632871670148</text:p>
          </table:table-cell>
          <table:table-cell table:formula="of:=COM.MICROSOFT.STDEV.P([.C12:.C16])" office:value-type="float" office:value="0.0133102076911024" calcext:value-type="float">
            <text:p>0.013310207691102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LN([.B17]/[.B16])" office:value-type="float" office:value="0.0291098385917439" calcext:value-type="float">
            <text:p>0.029109838591744</text:p>
          </table:table-cell>
          <table:table-cell table:formula="of:=COM.MICROSOFT.STDEV.P([.C13:.C17])" office:value-type="float" office:value="0.0124787442760775" calcext:value-type="float">
            <text:p>0.012478744276078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LN([.B18]/[.B17])" office:value-type="float" office:value="-0.01255246607112" calcext:value-type="float">
            <text:p>-0.01255246607112</text:p>
          </table:table-cell>
          <table:table-cell table:formula="of:=COM.MICROSOFT.STDEV.P([.C14:.C18])" office:value-type="float" office:value="0.0171996844841947" calcext:value-type="float">
            <text:p>0.017199684484195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LN([.B19]/[.B18])" office:value-type="float" office:value="0.00336276063000043" calcext:value-type="float">
            <text:p>0.00336276063</text:p>
          </table:table-cell>
          <table:table-cell table:formula="of:=COM.MICROSOFT.STDEV.P([.C15:.C19])" office:value-type="float" office:value="0.0167182329742756" calcext:value-type="float">
            <text:p>0.0167182329742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LN([.B20]/[.B19])" office:value-type="float" office:value="0.00502303274627361" calcext:value-type="float">
            <text:p>0.005023032746274</text:p>
          </table:table-cell>
          <table:table-cell table:formula="of:=COM.MICROSOFT.STDEV.P([.C16:.C20])" office:value-type="float" office:value="0.0169905292288662" calcext:value-type="float">
            <text:p>0.01699052922886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LN([.B21]/[.B20])" office:value-type="float" office:value="-0.0134512326581078" calcext:value-type="float">
            <text:p>-0.013451232658108</text:p>
          </table:table-cell>
          <table:table-cell table:formula="of:=COM.MICROSOFT.STDEV.P([.C17:.C21])" office:value-type="float" office:value="0.0154661493490681" calcext:value-type="float">
            <text:p>0.015466149349068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LN([.B22]/[.B21])" office:value-type="float" office:value="0.00800847272833763" calcext:value-type="float">
            <text:p>0.008008472728338</text:p>
          </table:table-cell>
          <table:table-cell table:formula="of:=COM.MICROSOFT.STDEV.P([.C18:.C22])" office:value-type="float" office:value="0.00917285645675437" calcext:value-type="float">
            <text:p>0.009172856456754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LN([.B23]/[.B22])" office:value-type="float" office:value="0.00209687642358478" calcext:value-type="float">
            <text:p>0.002096876423585</text:p>
          </table:table-cell>
          <table:table-cell table:formula="of:=COM.MICROSOFT.STDEV.P([.C19:.C23])" office:value-type="float" office:value="0.00749569296228111" calcext:value-type="float">
            <text:p>0.007495692962281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LN([.B24]/[.B23])" office:value-type="float" office:value="-0.00925932541279683" calcext:value-type="float">
            <text:p>-0.009259325412797</text:p>
          </table:table-cell>
          <table:table-cell table:formula="of:=COM.MICROSOFT.STDEV.P([.C20:.C24])" office:value-type="float" office:value="0.00835387661108617" calcext:value-type="float">
            <text:p>0.008353876611086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LN([.B25]/[.B24])" office:value-type="float" office:value="-0.0196419636705016" calcext:value-type="float">
            <text:p>-0.019641963670502</text:p>
          </table:table-cell>
          <table:table-cell table:formula="of:=COM.MICROSOFT.STDEV.P([.C21:.C25])" office:value-type="float" office:value="0.0101295014895012" calcext:value-type="float">
            <text:p>0.010129501489501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LN([.B26]/[.B25])" office:value-type="float" office:value="-0.00388853373969237" calcext:value-type="float">
            <text:p>-0.003888533739692</text:p>
          </table:table-cell>
          <table:table-cell table:formula="of:=COM.MICROSOFT.STDEV.P([.C22:.C26])" office:value-type="float" office:value="0.00951081485055545" calcext:value-type="float">
            <text:p>0.00951081485055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LN([.B27]/[.B26])" office:value-type="float" office:value="0.00990746850559051" calcext:value-type="float">
            <text:p>0.009907468505591</text:p>
          </table:table-cell>
          <table:table-cell table:formula="of:=COM.MICROSOFT.STDEV.P([.C23:.C27])" office:value-type="float" office:value="0.0100280620585265" calcext:value-type="float">
            <text:p>0.010028062058527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LN([.B28]/[.B27])" office:value-type="float" office:value="-0.0282566071737873" calcext:value-type="float">
            <text:p>-0.028256607173787</text:p>
          </table:table-cell>
          <table:table-cell table:formula="of:=COM.MICROSOFT.STDEV.P([.C24:.C28])" office:value-type="float" office:value="0.0131165364579347" calcext:value-type="float">
            <text:p>0.013116536457935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LN([.B29]/[.B28])" office:value-type="float" office:value="0.0183491386681966" calcext:value-type="float">
            <text:p>0.018349138668197</text:p>
          </table:table-cell>
          <table:table-cell table:formula="of:=COM.MICROSOFT.STDEV.P([.C25:.C29])" office:value-type="float" office:value="0.0174555162675385" calcext:value-type="float">
            <text:p>0.0174555162675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LN([.B30]/[.B29])" office:value-type="float" office:value="-0.0307716586667538" calcext:value-type="float">
            <text:p>-0.030771658666754</text:p>
          </table:table-cell>
          <table:table-cell table:formula="of:=COM.MICROSOFT.STDEV.P([.C26:.C30])" office:value-type="float" office:value="0.0197738946858997" calcext:value-type="float">
            <text:p>0.019773894685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LN([.B31]/[.B30])" office:value-type="float" office:value="-0.010320935232774" calcext:value-type="float">
            <text:p>-0.010320935232774</text:p>
          </table:table-cell>
          <table:table-cell table:formula="of:=COM.MICROSOFT.STDEV.P([.C27:.C31])" office:value-type="float" office:value="0.0197432575707846" calcext:value-type="float">
            <text:p>0.01974325757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42:24.930777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5T22:45:13.651568300</dc:date>
    <meta:editing-duration>PT28M21S</meta:editing-duration>
    <meta:editing-cycles>14</meta:editing-cycles>
    <meta:document-statistic meta:table-count="1" meta:cell-count="124" meta:object-count="0"/>
  </office:meta>
</office:document-meta>
</file>